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top="0cm" fo:margin-bottom="0.212cm"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Subtitle">
      <style:paragraph-properties fo:text-align="center" style:justify-single-word="fals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2">
      <style:paragraph-properties fo:margin-top="0.423cm" fo:margin-bottom="0.212cm" fo:keep-with-next="alway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font-name-asian="DejaVu LGC Sans" style:font-name-complex="DejaVu LGC Sans"/>
    </style:style>
    <style:style style:name="T5"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OAST</text:p>
      <text:p text:style-name="Title">Programmer's Guide</text:p>
      <text:p text:style-name="P9">Version 0.2</text:p>
      <text:p text:style-name="Subtitle">13<text:span text:style-name="T3">th</text:span> March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Introduction to TOAST<text:tab/>4</text:p>
          <text:p text:style-name="P11">Event Condition Action Rules<text:tab/>4</text:p>
          <text:p text:style-name="P11">Rule Bindings<text:tab/>5</text:p>
          <text:p text:style-name="P11">Built-in Conditions and Actions<text:tab/>5</text:p>
          <text:p text:style-name="P11">Extending or Replacing the TOAST Language Built-ins<text:tab/>5</text:p>
          <text:p text:style-name="P11">Agent Transformation<text:tab/>6</text:p>
          <text:p text:style-name="P11">ECA Rule Engine<text:tab/>7</text:p>
          <text:p text:style-name="P10">The TOAST Rule Language<text:tab/>9</text:p>
          <text:p text:style-name="P11">Rule Events<text:tab/>9</text:p>
          <text:p text:style-name="P11">Location Specifiers<text:tab/>10</text:p>
          <text:p text:style-name="P11">Rule Bindings<text:tab/>12</text:p>
          <text:p text:style-name="P11">Rule Expressions<text:tab/>13</text:p>
          <text:p text:style-name="P11">Rule Conditions<text:tab/>13</text:p>
          <text:p text:style-name="P11">Rule Actions<text:tab/>14</text:p>
          <text:p text:style-name="P11">Built-In Calls<text:tab/>15</text:p>
          <text:p text:style-name="P11">User-Defined Rule Helpers<text:tab/>16</text:p>
          <text:p text:style-name="P10">TOAST Rule Language Standard Built-Ins<text:tab/>18</text:p>
          <text:p text:style-name="P11">CountDowns<text:tab/>18</text:p>
          <text:p text:style-name="P11">Waiters<text:tab/>18</text:p>
          <text:p text:style-name="P11">Flags<text:tab/>19</text:p>
          <text:p text:style-name="P11">Counters<text:tab/>20</text:p>
          <text:p text:style-name="P11">Debugging and Tracing<text:tab/>20</text:p>
          <text:p text:style-name="P11">Aborting Execution<text:tab/>21</text:p>
          <text:p text:style-name="P11">Other Built-ins<text:tab/>22</text:p>
          <text:p text:style-name="P10">Using TOAST<text:tab/>23</text:p>
          <text:p text:style-name="P11">Obtaining the sources<text:tab/>23</text:p>
          <text:p text:style-name="P11">Building TOAST<text:tab/>23</text:p>
          <text:p text:style-name="P11">Using TOAST<text:tab/>23</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xml:id="list2080312801" text:style-name="Outline">
        <text:list-header>
          <text:h text:style-name="Heading_20_1" text:outline-level="1" text:is-list-header="true" text:restart-numbering="true" text:start-value="-1">Introduction to TOAST</text:h>
        </text:list-header>
      </text:list>
      <text:p text:style-name="Text_20_body">TOAST is an execution scripting tool designed primarily to support automation of tests for multi-threaded and multi-JVM Java applications (TOAST stands for Thread Orchestration Automation Scripting Tool).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554546516"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p text:style-name="Text_20_body">TOAST is actually more general than this description appears to suggest. The functionality in the TOAST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TOAST scripts. The core engine which underlies TOAST is a general purpose code injection program based around Event Condition Action rules.</text:p>
      <text:list xml:id="list1383232442" text:continue-list="list2080312801" text:style-name="Outline">
        <text:list-item>
          <text:list>
            <text:list-header>
              <text:h text:style-name="Heading_20_2" text:outline-level="2" text:is-list-header="true">Event Condition Action Rules</text:h>
            </text:list-header>
          </text:list>
        </text:list-item>
      </text:list>
      <text:p text:style-name="Text_20_body">TOAST primarily operates by introducing side-effects at specified points during execution according to an orchestratio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1913169836"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5">─</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TOAST built-in <text:span text:style-name="Code_20_Text">countdown(Object)</text:span> which decrements a CountDown associated with the buffer <text:span text:style-name="T5">─</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text:soft-page-break/>decrements to zero.</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TOAST to test a Java application the JVM must be started with extra command line arguments. These arguments point the JVM at the TOAST scripting engine and identify a set of TOAST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1998119849" text:continue-list="list1383232442"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14594734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TOAST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TOAST rules to apply arbitrary modifications to the original program.</text:p>
      <text:list xml:id="list905382710" text:continue-numbering="true" text:style-name="Outline">
        <text:list-item>
          <text:list>
            <text:list-header>
              <text:h text:style-name="Heading_20_2" text:outline-level="2" text:is-list-header="true">Extending or Replacing the TOAST Language Built-ins</text:h>
            </text:list-header>
          </text:list>
        </text:list-item>
      </text:list>
      <text:p text:style-name="Text_20_body">Another option to bear in mind is that the set of built-in operations available to TOAST rules is not fixed. The rule engine works by mapping built-in operations which occur in a given rule to public instance methods of a helper class associated with the rule. By default, this helper class is <text:span text:style-name="Code_20_Text">org.jboss.jbossts.orchestratio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TOAST rule language is oriented towards orchestrating the behaviour of independent threads in multi-threaded tests, TOAST can easily be reconfigured to support a much wider range of application requirements.</text:p>
      <text:list xml:id="list20898340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TOAST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TOAST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2093720199"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text:soft-page-break/>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396073648" text:continue-list="list208983402" text:style-name="Outline">
        <text:list-item>
          <text:list>
            <text:list-header>
              <text:h text:style-name="P12" text:outline-level="2" text:is-list-header="true">ECA <text:span text:style-name="T4">Rule</text:span> Engine</text:h>
            </text:list-header>
          </text:list>
        </text:list-item>
      </text:list>
      <text:p text:style-name="Text_20_body">The TOAST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text:soft-page-break/>It is also possible to configure the rule engine to translate the rule bindings, condition and actions to bytecode which can then be passed by the JIT compiler. In either case, execution is performed with the help of an auxiliary class generated at runtime by the TOAST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TOAST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TOAST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485465223" text:continue-numbering="true" text:style-name="Outline">
        <text:list-header>
          <text:h text:style-name="Heading_20_1" text:outline-level="1" text:is-list-header="true">The TOAST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44480020" text:continue-numbering="true" text:style-name="Outline">
        <text:list-item>
          <text:list>
            <text:list-header>
              <text:h text:style-name="P1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TOAST agent <text:span text:style-name="T1">will not</text:span> transform any classes in package <text:span text:style-name="Code_20_Text">java.lang</text:span> nor classes in package <text:s/><text:span text:style-name="Code_20_Text">org.jboss.jbossts.orchestration</text:span> (the orchestration package itself).</text:p>
      <text:list xml:id="list401266778"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852697909"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776575801"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1090589135"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957268363"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xml:id="list1468301245"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391644879" text:continue-list="list77657580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749542351"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454794094"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67250901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645668722" text:continue-numbering="true" text:style-name="Outline">
        <text:list-header>
          <text:h text:style-name="Heading_20_1" text:outline-level="1" text:is-list-header="true">TOAST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text:p>
      <text:list xml:id="list1856761276" text:continue-numbering="true" text:style-name="Outline">
        <text:list-item>
          <text:list>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604555362" text:continue-numbering="true" text:style-name="Outline">
        <text:list-item>
          <text:list>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text:soft-page-break/>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505177618" text:continue-numbering="true" text:style-name="Outline">
        <text:list-item>
          <text:list>
            <text:list-header>
              <text:h text:style-name="Heading_20_2" text:outline-level="2" text:is-list-header="true">Rendezvous</text:h>
            </text:list-header>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ext:soft-page-break/>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list xml:id="list61928052" text:continue-numbering="true" text:style-name="Outline">
        <text:list-item>
          <text:list>
            <text:list-header>
              <text:h text:style-name="Heading_20_2" text:outline-level="2" text:is-list-header="true"><text:bookmark-end text:name="DDE_LINK15"/>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oft-page-break/><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809159827" text:continue-numbering="true" text:style-name="Outline">
        <text:list-item>
          <text:list>
            <text:list-header>
              <text:h text:style-name="Heading_20_2" text:outline-level="2" text:is-list-header="true">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324669490" text:continue-numbering="true" text:style-name="Outline">
        <text:list-item>
          <text:list>
            <text:list-header>
              <text:h text:style-name="Heading_20_2" text:outline-level="2" text:is-list-header="true">Debugging and Tracing</text:h>
            </text:list-header>
          </text:list>
        </text:list-item>
      </text:list>
      <text:p text:style-name="Text_20_body">The rule engine provides a simple built-in debug method to support conditional display of messages during rule execution. The API defined by the helper class is</text:p>
      <text:p text:style-name="Code"><text:soft-page-break/>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jbossts.orchestration.debug</text:span></text:p>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176731067" text:continue-numbering="true" text:style-name="Outline">
        <text:list-item>
          <text:list>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oft-page-break/><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683398209" text:continue-numbering="true" text:style-name="Outline">
        <text:list-header>
          <text:h text:style-name="Heading_20_1" text:outline-level="1" text:is-list-header="true">Using TOAST</text:h>
          <text:list text:continue-numbering="true">
            <text:list-header>
              <text:h text:style-name="Heading_20_2" text:outline-level="2" text:is-list-header="true">Obtaining the sources</text:h>
            </text:list-header>
          </text:list>
        </text:list-header>
      </text:list>
      <text:p text:style-name="P1">TOAST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sources include some sample rule scripts located in directory dd/scripts.</text:p>
      <text:list xml:id="list1502508563" text:continue-numbering="true" text:style-name="Outline">
        <text:list-item>
          <text:list>
            <text:list-header>
              <text:h text:style-name="Heading_20_2" text:outline-level="2" text:is-list-header="true">Building TOAST</text:h>
            </text:list-header>
          </text:list>
        </text:list-item>
      </text:list>
      <text:p text:style-name="P1">TOAST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xml:id="list541660386" text:continue-numbering="true" text:style-name="Outline">
        <text:list-item>
          <text:list>
            <text:list-header>
              <text:h text:style-name="Heading_20_2" text:outline-level="2" text:is-list-header="true">Using TOAST</text:h>
            </text:list-header>
          </text:list>
        </text:list-item>
      </text:list>
      <text:p text:style-name="P1">Using TOAST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jbossts.orchestration.compileToBytecode</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jbossts.orchestratio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jbossts.orchestratio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jbossts.orchestration.debug</text:span></text:p>
      <text:p text:style-name="P1">If either of these properties is set then debug calls will print to <text:span text:style-name="Code_20_Text">System.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1.295cm" fo:margin-right="0cm" fo:keep-together="always" fo:text-indent="0cm"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arj-legal" style:family="paragraph" style:parent-style-name="Standard">
      <style:paragraph-properties fo:margin-left="0cm" fo:margin-right="0cm" fo:text-align="start" style:justify-single-word="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text:display-levels="2">
        <style:list-level-properties text:min-label-distance="0.381cm"/>
      </text:outline-level-style>
      <text:outline-level-style text:level="3" text:style-name="Numbering_20_Symbols" style:num-prefix=" " style:num-suffix=")" style:num-format="a">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Andrew Dinn</meta:initial-creator>
    <meta:creation-date>2008-09-25T16:33:44</meta:creation-date>
    <dc:creator>Andrew Dinn</dc:creator>
    <dc:date>2009-05-29T11:05:37</dc:date>
    <meta:printed-by>Andrew Dinn</meta:printed-by>
    <meta:print-date>2008-09-26T17:21:42</meta:print-date>
    <meta:editing-cycles>63</meta:editing-cycles>
    <meta:editing-duration>PT30H40M57S</meta:editing-duration>
    <meta:document-statistic meta:table-count="0" meta:image-count="0" meta:object-count="0" meta:page-count="25" meta:paragraph-count="271" meta:word-count="9132" meta:character-count="57637"/>
    <meta:user-defined meta:name="Info 1"/>
    <meta:user-defined meta:name="Info 2"/>
    <meta:user-defined meta:name="Info 3"/>
    <meta:user-defined meta:name="Info 4"/>
  </office:meta>
</office:document-meta>
</file>